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4ae" officeooo:paragraph-rsid="001d6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3T10:11:20.350000000</meta:creation-date>
    <dc:date>2020-09-03T10:13:46.198000000</dc:date>
    <meta:editing-duration>PT2M2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0.0.3$Windows_X86_64 LibreOffice_project/8061b3e9204bef6b321a21033174034a5e2ea88e</meta:generator>
  </office:meta>
</office:document-meta>
</file>